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d45" officeooo:paragraph-rsid="0019dd45"/>
    </style:style>
    <style:style style:name="P2" style:family="paragraph" style:parent-style-name="Standard">
      <style:text-properties officeooo:rsid="001b4451" officeooo:paragraph-rsid="001b4451"/>
    </style:style>
    <style:style style:name="P3" style:family="paragraph" style:parent-style-name="Standard">
      <style:text-properties officeooo:rsid="001b84d1" officeooo:paragraph-rsid="001b84d1"/>
    </style:style>
    <style:style style:name="P4" style:family="paragraph" style:parent-style-name="Standard">
      <style:text-properties officeooo:rsid="001d7733" officeooo:paragraph-rsid="001d7733"/>
    </style:style>
    <style:style style:name="P5" style:family="paragraph" style:parent-style-name="Standard">
      <style:text-properties officeooo:rsid="001dd0c3" officeooo:paragraph-rsid="001dd0c3"/>
    </style:style>
    <style:style style:name="P6" style:family="paragraph" style:parent-style-name="Standard">
      <style:text-properties fo:font-weight="normal" officeooo:rsid="001dd0c3" officeooo:paragraph-rsid="001dd0c3" style:font-weight-asian="normal" style:font-weight-complex="normal"/>
    </style:style>
    <style:style style:name="P7" style:family="paragraph" style:parent-style-name="Standard">
      <style:text-properties fo:font-weight="normal" officeooo:rsid="001f951c" officeooo:paragraph-rsid="001f951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1d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ELID</text:p>
      <text:p text:style-name="P1"/>
      <text:p text:style-name="P1">&lt;table border=”1”&gt;</text:p>
      <text:p text:style-name="P1"><text:tab/>&lt;tr&gt;</text:p>
      <text:p text:style-name="P1"><text:tab/> <text:s text:c="2"/>&lt;th&gt;Toode&lt;/th&gt;&lt;th&gt;Hind&lt;/th&gt;</text:p>
      <text:p text:style-name="P1"><text:tab/>&lt;/tr&gt;</text:p>
      <text:p text:style-name="P1"><text:tab/>&lt;tr&gt;</text:p>
      <text:p text:style-name="P1"><text:tab/> <text:s text:c="3"/>&lt;td&gt;Pyksid&lt;/td&gt;&lt;td&gt;00 EUR&lt;/td&gt;</text:p>
      <text:p text:style-name="P1"><text:tab/>&lt;/tr&gt;</text:p>
      <text:p text:style-name="P1"><text:tab/>&lt;tr&gt;</text:p>
      <text:p text:style-name="P1"><text:tab/> <text:s text:c="3"/>&lt;td&gt;Sall&lt;/td&gt;&lt;td&gt;200 EUR&lt;/td&gt;</text:p>
      <text:p text:style-name="P1"><text:tab/>&lt;/tr&gt;</text:p>
      <text:p text:style-name="P1">&lt;/table&gt;</text:p>
      <text:p text:style-name="P1"/>
      <text:p text:style-name="P1">&lt;table border=”1”&gt;</text:p>
      <text:p text:style-name="P1">&lt;caption&gt;Minu loomad&lt;/caption&gt;</text:p>
      <text:p text:style-name="P1"><text:tab/>&lt;tr&gt;</text:p>
      <text:p text:style-name="P1"><text:tab/> <text:s text:c="2"/>&lt;td&gt;Karu&lt;/td&gt;</text:p>
      <text:p text:style-name="P1"><text:tab/> <text:s text:c="2"/>&lt;td&gt;&lt;img src=”karu.jpg”&gt;&lt;/td&gt;</text:p>
      <text:p text:style-name="P1"><text:tab/>&lt;/tr&gt;</text:p>
      <text:p text:style-name="P1"><text:tab/>&lt;tr&gt;</text:p>
      <text:p text:style-name="P1"><text:tab/> <text:s text:c="3"/>&lt;td&gt;Poder&lt;/td&gt;</text:p>
      <text:p text:style-name="P1"><text:tab/> <text:s text:c="3"/>&lt;td&gt;&lt;img src=”poder,jpg”&gt;&lt;/td&gt;</text:p>
      <text:p text:style-name="P1"><text:tab/>&lt;/tr&gt;</text:p>
      <text:p text:style-name="P1">&lt;/table&gt;</text:p>
      <text:p text:style-name="P1"/>
      <text:p text:style-name="P1">&lt;table&gt;</text:p>
      <text:p text:style-name="P1"><text:tab/>&lt;tr&gt;</text:p>
      <text:p text:style-name="P1"><text:tab/> <text:s text:c="3"/>&lt;td&gt;Variandid&lt;/td&gt;</text:p>
      <text:p text:style-name="P1"><text:tab/> <text:s text:c="3"/>&lt;td&gt;</text:p>
      <text:p text:style-name="P1"><text:tab/><text:tab/>&lt;table&gt;</text:p>
      <text:p text:style-name="P1"><text:tab/><text:tab/> <text:s text:c="2"/>&lt;tr&gt;&lt;td&gt;1&lt;/td&gt;&lt;/tr&gt;</text:p>
      <text:p text:style-name="P1"><text:tab/><text:tab/> <text:s text:c="2"/>&lt;tr&gt;&lt;td&gt;2&lt;/td&gt;&lt;/tr&gt;</text:p>
      <text:p text:style-name="P1"><text:tab/><text:tab/>&lt;/table&gt;</text:p>
      <text:p text:style-name="P1"><text:tab/> <text:s text:c="2"/>&lt;/td&gt;</text:p>
      <text:p text:style-name="P1"><text:tab/>&lt;/tr&gt;</text:p>
      <text:p text:style-name="P1">&lt;/table&gt;</text:p>
      <text:p text:style-name="P1"/>
      <text:p text:style-name="P2">&lt;table&gt;</text:p>
      <text:p text:style-name="P2"><text:s text:c="3"/>&lt;tr&gt;</text:p>
      <text:p text:style-name="P2"><text:tab/>&lt;th rowspat=”2”&gt;Hada numbrid&lt;/th&gt;</text:p>
      <text:p text:style-name="P2"><text:tab/>&lt;td&gt;112&lt;/td&gt;</text:p>
      <text:p text:style-name="P2"><text:s text:c="3"/>&lt;/tr&gt;</text:p>
      <text:p text:style-name="P2"><text:s text:c="3"/>&lt;tr&gt;</text:p>
      <text:p text:style-name="P2"><text:tab/>&lt;td&gt;112&lt;/td&gt;</text:p>
      <text:p text:style-name="P2"><text:s text:c="3"/>&lt;/tr&gt;</text:p>
      <text:p text:style-name="P2">&lt;/table&gt;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&lt;table&gt;</text:p>
      <text:p text:style-name="P2"><text:tab/>&lt;tr&gt;</text:p>
      <text:p text:style-name="P2"><text:tab/> <text:s text:c="3"/>&lt;th colspan=”2”&gt;</text:p>
      <text:p text:style-name="P2"><text:tab/><text:tab/>Hadaabinumbrid</text:p>
      <text:p text:style-name="P2"><text:tab/> <text:s text:c="3"/>&lt;/th&gt;</text:p>
      <text:p text:style-name="P2"><text:tab/>&lt;/tr&gt;</text:p>
      <text:p text:style-name="P2"><text:tab/>&lt;tr&gt;&lt;td&gt;112&lt;/td&gt;&lt;td&gt;112&lt;/td&gt;&lt;/tr&gt;</text:p>
      <text:p text:style-name="P2">&lt;/table&gt;</text:p>
      <text:p text:style-name="P2"/>
      <text:p text:style-name="P2">tyhjades ruutudes: &lt;td&gt;&amp;nbsp;&lt;/td&gt;</text:p>
      <text:p text:style-name="P2">Kasuta tabeli kujundamiseks CSSi!!!</text:p>
      <text:p text:style-name="P2"><text:a xlink:type="simple" xlink:href="https://developer.mozilla.org/docs/Web/HTML/Element/table" text:style-name="Internet_20_link" text:visited-style-name="Visited_20_Internet_20_Link">https://developer.mozilla.org/docs/Web/HTML/Element/table</text:a></text:p>
      <text:p text:style-name="P2"/>
      <text:p text:style-name="P2">VORMID</text:p>
      <text:p text:style-name="P2"/>
      <text:p text:style-name="P2">Vorme kasutatakse andmete sisestamiseks veebilehele (andmeid tootleb server)</text:p>
      <text:p text:style-name="P2">Sisendandmete kontrollimiseks JavaScript.</text:p>
      <text:p text:style-name="P2"/>
      <text:p text:style-name="P2">&lt;form action=”data.php” method=”GET”&gt;</text:p>
      <text:p text:style-name="P2">…</text:p>
      <text:p text:style-name="P2">&lt;/form&gt;</text:p>
      <text:p text:style-name="P2"/>
      <text:p text:style-name="P3">&lt;form action=”...” method=”...” id=”f1”&gt;</text:p>
      <text:p text:style-name="P3">&lt;/form&gt;</text:p>
      <text:p text:style-name="P3">&lt;input type=”...” name=”...”form=”f1”&gt;</text:p>
      <text:p text:style-name="P3"/>
      <text:p text:style-name="P3">&lt;input type=”text” name=”hind”&gt;</text:p>
      <text:p text:style-name="P3"/>
      <text:p text:style-name="P3">enos.itcollege.ee/~areinman/02/vorm.html</text:p>
      <text:p text:style-name="P3"/>
      <text:p text:style-name="P4">&lt;input type=”text” name=”hind”</text:p>
      <text:p text:style-name="P4">size=”4” maxlenght=”10”</text:p>
      <text:p text:style-name="P4">placeholder=”sisesta midagi”&gt;</text:p>
      <text:p text:style-name="P4"/>
      <text:p text:style-name="P4">&lt;input type=”checkbox” name=”lisand”</text:p>
      <text:p text:style-name="P4">value=”juust” checked&gt;</text:p>
      <text:p text:style-name="P4"/>
      <text:p text:style-name="P4">&lt;input type=”checkbox” name=”lisand”</text:p>
      <text:p text:style-name="P4">value=”vorst”&gt;</text:p>
      <text:p text:style-name="P4"/>
      <text:p text:style-name="P5">&lt;input type=”radio”</text:p>
      <text:p text:style-name="P5">name=”sugu” value=”mees”&gt;</text:p>
      <text:p text:style-name="P5">&lt;input type= “radio”</text:p>
      <text:p text:style-name="P5">name=”sugu” value=”naine”&gt;</text:p>
      <text:p text:style-name="P5"/>
      <text:p text:style-name="P5">&lt;input type= “hidden”</text:p>
      <text:p text:style-name="P5">name=”kasutaja_id” value=”12345”&gt;</text:p>
      <text:p text:style-name="P5"/>
      <text:p text:style-name="P5">&lt;form method=”post” action=”.”&gt;</text:p>
      <text:p text:style-name="P5">&lt;input type=”checkbox” name=”test” value=”test”</text:p>
      <text:p text:style-name="P5"><text:soft-page-break/>&lt;button type=”submit”&gt;</text:p>
      <text:p text:style-name="P5">Saada ara</text:p>
      <text:p text:style-name="P5">&lt;/button&gt;</text:p>
      <text:p text:style-name="P5">&lt;/form&gt;</text:p>
      <text:p text:style-name="P4"/>
      <text:p text:style-name="P5">on olemas <text:span text:style-name="T1">reset</text:span> nupp ja lihtsalt <text:span text:style-name="T1">button (javaScriptiga on voimalik programmeerida)</text:span></text:p>
      <text:p text:style-name="P5"><text:span text:style-name="T1"/></text:p>
      <text:p text:style-name="P6">&lt;textarea name=”romaan” cols=”50”</text:p>
      <text:p text:style-name="P6">rows=”20”placeholder=”Siia kirjuta oma romaan.”&gt;&lt;/textarea&gt;</text:p>
      <text:p text:style-name="P6"/>
      <text:p text:style-name="P6">&lt;select name=”mark”&gt;</text:p>
      <text:p text:style-name="P6">&lt;option value=”volvo”&gt;Volvo</text:p>
      <text:p text:style-name="P6">&lt;option value=”saab”&gt;Saab</text:p>
      <text:p text:style-name="P6">&lt;option value=”opel”</text:p>
      <text:p text:style-name="P6"><text:tab/> <text:s/>selected&gt;Opel</text:p>
      <text:p text:style-name="P6">&lt;option value=”audi”&gt;Audi</text:p>
      <text:p text:style-name="P6">&lt;/select&gt;</text:p>
      <text:p text:style-name="P6"/>
      <text:p text:style-name="P7">&lt;input id=”mees” type=”radio”</text:p>
      <text:p text:style-name="P7"><text:tab/>name=”sugu” value=”mees”&gt;</text:p>
      <text:p text:style-name="P7">&lt;label for=”mees”&gt;Mees&lt;/label&gt;</text:p>
      <text:p text:style-name="P7">&lt;label&gt;Naine:&lt;input type=”radio”</text:p>
      <text:p text:style-name="P7"><text:tab/>name=”sugu” value=”naine”&gt;&lt;/label&gt;</text:p>
      <text:p text:style-name="P7"/>
      <text:p text:style-name="P7">&lt;fieldset&gt;</text:p>
      <text:p text:style-name="P7"><text:s text:c="4"/>&lt;legend&gt;pealkiri&lt;/legend&gt;</text:p>
      <text:p text:style-name="P7">…</text:p>
      <text:p text:style-name="P7">&lt;/fieldset&gt;</text:p>
      <text:p text:style-name="P7"/>
      <text:p text:style-name="P7">DIV ja SPAN</text:p>
      <text:p text:style-name="P7"/>
      <text:p text:style-name="P7">&lt;div&gt;</text:p>
      <text:p text:style-name="P7">Kogu see loik on eraldi paragraaf nagu tavaliselt, aga&lt;span&gt;see tekst siin&lt;/span&gt; ei kaitu kuidagi eriliselt.</text:p>
      <text:p text:style-name="P7">&lt;/div&gt;</text:p>
      <text:p text:style-name="P7"/>
      <text:p text:style-name="P7">FREIMID</text:p>
      <text:p text:style-name="P7"/>
      <text:p text:style-name="P7">&lt;iframe src=”URL”&gt;&lt;/iframe&gt;</text:p>
      <text:p text:style-name="P7"><text:a xlink:type="simple" xlink:href="https://developer.mozilla.org/docs/Web/HTML/Element/iframe" text:style-name="Internet_20_link" text:visited-style-name="Visited_20_Internet_20_Link">https://developer.mozilla.org/docs/Web/HTML/Element/iframe</text:a></text:p>
      <text:p text:style-name="P7"/>
      <text:p text:style-name="P7">&lt;!DOCTYPE html&gt;</text:p>
      <text:p text:style-name="P7">&lt;html&gt;</text:p>
      <text:p text:style-name="P7"><text:s text:c="4"/>&lt;body&gt;</text:p>
      <text:p text:style-name="P7"><text:tab/>&lt;iframe src=”URL” width=”200”</text:p>
      <text:p text:style-name="P7"><text:tab/><text:tab/><text:tab/> <text:s text:c="8"/>height=”200”&gt;</text:p>
      <text:p text:style-name="P7"><text:tab/>error: Freimi tugi puudub</text:p>
      <text:p text:style-name="P7"><text:tab/>&lt;/iframe&gt;</text:p>
      <text:p text:style-name="P7">&lt;a href=”kala.html” target=”pea”&gt;Kala&lt;/a&gt; <text:s/>-//<text:span text:style-name="T2">link avaneb “pea” frame'is.</text:span></text:p>
      <text:p text:style-name="P7"><text:s text:c="3"/>&lt;/body&gt;</text:p>
      <text:p text:style-name="P7">&lt;/html&gt;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1:03:48.727613564</meta:creation-date>
    <dc:date>2016-02-28T13:02:45.648650611</dc:date>
    <meta:editing-duration>PT8M32S</meta:editing-duration>
    <meta:editing-cycles>1</meta:editing-cycles>
    <meta:document-statistic meta:table-count="0" meta:image-count="0" meta:object-count="0" meta:page-count="3" meta:paragraph-count="120" meta:word-count="232" meta:character-count="2557" meta:non-whitespace-character-count="2311"/>
    <meta:generator>LibreOffice/5.0.5.2$Linux_x86 LibreOffice_project/00m0$Build-2</meta:generator>
  </office:meta>
</office:document-meta>
</file>